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rabajo de Diseño y Administración de Sistemas Operativ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lumno: Nombre Apellido1 Apellido2</text:p>
      <text:p text:style-name="P2">DNI: 00000000-X</text:p>
      <text:p text:style-name="P2">Centro Asociado: XXXXX </text:p>
      <text:p text:style-name="P2">Teléfono de contacto: 000000000</text:p>
      <text:p text:style-name="P2">Email: xxx@uned.es</text:p>
      <text:p text:style-name="P1"/>
      <text:h text:style-name="P4" text:outline-level="1">Segunda PED</text:h>
      <text:h text:style-name="Heading_20_2" text:outline-level="2">Introducción</text:h>
      <text:p text:style-name="P3">En este apartado se introduce muy brevemente lo que se ha hecho en el trabajo</text:p>
      <text:p text:style-name="P3"><text:span text:style-name="T2">NOTA IMPORTANTE:</text:span> No es necesario crear el informe del trabajo utilizando OpenOffice, ni tampoco que la presentación coincida con esta plantilla. <text:s/>La creación del informe es libre pudiendo usarse cualquier software y formato que el alumno estime de utilidad. Lo que si es fundamental es que el informe final sea un PDF que tenga al menos los epígrafes y datos que se muestran en este ejemplo y cuyo nombre se ajuste al formato exigido.</text:p>
      <text:h text:style-name="Heading_20_2" text:outline-level="2">Implementación</text:h>
      <text:p text:style-name="P3">Aquí se describirá el programa implementado y los resultados obtenidos.</text:p>
      <text:h text:style-name="Heading_20_2" text:outline-level="2">Ejecución de ejemplo</text:h>
      <text:p text:style-name="P3">En este apartado se discutirá la traza de ejecución del programa en base a los datos de ejemplo aportados en el guión, demostrando así que el algoritmo funciona correctamente</text:p>
      <text:h text:style-name="Heading_20_2" text:outline-level="2">Otros apartados</text:h>
      <text:p text:style-name="P3">La memoria tendrá <text:span text:style-name="T1">opcionalmente </text:span>tantos apartados como el alumno considere necesario, siendo obligatorios los apartados <text:s/>anteriores. En estos apartados el alumno puede explicar los problemas que han surgirdo, el material que ha consultado, etc...</text:p>
      <text:p text:style-name="P3"/>
      <text:p text:style-name="Text_20_body"/>
      <text:h text:style-name="P4" text:outline-level="1"/>
      <text:h text:style-name="Heading_20_1" text:outline-level="1">Bibliografía.</text:h>
      <text:p text:style-name="P3">Aquí se pondrán las referencias bibliográficas a los libros y manuales que se hayan usado para hacer la práct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stemas </meta:initial-creator>
    <meta:creation-date>2011-07-19T17:09:58</meta:creation-date>
    <dc:date>2015-10-06T17:31:17</dc:date>
    <dc:creator>sistemas </dc:creator>
    <meta:editing-duration>PT3H7M47S</meta:editing-duration>
    <meta:editing-cycles>17</meta:editing-cycles>
    <meta:generator>LibreOffice/3.5$Linux_x86 LibreOffice_project/350m1$Build-2</meta:generator>
    <meta:document-statistic meta:table-count="0" meta:image-count="0" meta:object-count="0" meta:page-count="3" meta:paragraph-count="18" meta:word-count="214" meta:character-count="1377" meta:non-whitespace-character-count="1178"/>
  </office:meta>
</office:document-meta>
</file>